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5cm" svg:height="2cm" svg:x="8.5cm" svg:y="9.5cm">
          <text:p text:style-name="P1">Stations</text:p>
          <text:p text:style-name="P1">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5cm" svg:y1="5cm" svg:x2="10.78cm" svg:y2="9.5cm">
          <text:p/>
        </draw:line>
        <draw:frame draw:style-name="gr3" xml:id="id3" draw:id="id3" draw:layer="layout" svg:width="4.5cm" svg:height="1.25cm" svg:x="1.5cm" svg:y="9.88cm">
          <draw:text-box>
            <text:p>Exit</text:p>
          </draw:text-box>
        </draw:frame>
        <draw:connector draw:style-name="gr2" draw:text-style-name="P1" draw:layer="layout" svg:x1="10.75cm" svg:y1="11.5cm" svg:x2="10.75cm" svg:y2="15.5cm" draw:start-shape="id1" draw:start-glue-point="2" draw:end-shape="id2" draw:end-glue-point="4" svg:d="m10750 11500v4000">
          <text:p/>
        </draw:connector>
        <draw:frame draw:style-name="gr4" draw:layer="layout" svg:width="2cm" svg:height="0.963cm" svg:x="8.5cm" svg:y="12.538cm">
          <draw:text-box>
            <text:p>Start</text:p>
          </draw:text-box>
        </draw:frame>
        <draw:frame draw:style-name="gr3" draw:layer="layout" svg:width="5cm" svg:height="1.25cm" svg:x="2cm" svg:y="13.25cm">
          <draw:text-box>
            <text:p>Back</text:p>
          </draw:text-box>
        </draw:frame>
        <draw:frame draw:style-name="gr3" draw:text-style-name="P2" draw:layer="layout" svg:width="8cm" svg:height="1.25cm" svg:x="1cm" svg:y="1cm">
          <draw:text-box>
            <text:p><text:span text:style-name="T1">Bordfunk Internet Radio</text:span></text:p>
          </draw:text-box>
        </draw:frame>
        <draw:custom-shape draw:style-name="gr1" draw:text-style-name="P1" xml:id="id2" draw:id="id2" draw:layer="layout" svg:width="4.5cm" svg:height="2.5cm" svg:x="8.5cm" svg:y="15.5cm">
          <text:p text:style-name="P1">Playing</text:p>
          <text:p text:style-name="P1">str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8.5cm" svg:y1="10.5cm" svg:x2="6cm" svg:y2="10.505cm" draw:start-shape="id1" draw:start-glue-point="3" draw:end-shape="id3" draw:end-glue-point="1" svg:d="m8500 10500h-501l-1499 5h-500">
          <text:p/>
        </draw:connector>
        <draw:frame draw:style-name="gr4" draw:layer="layout" svg:width="4.8cm" svg:height="0.963cm" svg:x="8.5cm" svg:y="4cm">
          <draw:text-box>
            <text:p>[MIDlet <text:s/>Start]</text:p>
          </draw:text-box>
        </draw:frame>
        <draw:connector draw:style-name="gr2" draw:text-style-name="P1" draw:layer="layout" draw:type="curve" draw:line-skew="-0.749cm" svg:x1="8.5cm" svg:y1="16.75cm" svg:x2="8.5cm" svg:y2="10.5cm" draw:start-shape="id2" draw:start-glue-point="6" draw:end-shape="id1" svg:d="m8500 16750c-1875 0-1875-6250 0-6250">
          <text:p/>
        </draw:connector>
        <draw:custom-shape draw:style-name="gr1" draw:text-style-name="P1" xml:id="id4" draw:id="id4" draw:layer="layout" svg:width="4.5cm" svg:height="2cm" svg:x="19.5cm" svg:y="6.5cm">
          <text:p text:style-name="P1">About</text:p>
          <text:p text:style-name="P1">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5cm" svg:height="1.25cm" svg:x="16cm" svg:y="9cm">
          <draw:text-box>
            <text:p>About</text:p>
          </draw:text-box>
        </draw:frame>
        <draw:connector draw:style-name="gr2" draw:text-style-name="P1" draw:layer="layout" draw:type="curve" svg:x1="21.75cm" svg:y1="6.5cm" svg:x2="10.75cm" svg:y2="9.5cm" draw:start-shape="id4" draw:start-glue-point="0" draw:end-shape="id1" svg:d="m21750 6500c0-751-11000-2251-11000 3000">
          <text:p/>
        </draw:connector>
        <draw:frame draw:style-name="gr3" draw:layer="layout" svg:width="5cm" svg:height="1.25cm" svg:x="14.5cm" svg:y="4.75cm">
          <draw:text-box>
            <text:p>Back</text:p>
          </draw:text-box>
        </draw:frame>
        <draw:custom-shape draw:style-name="gr1" draw:text-style-name="P1" xml:id="id5" draw:id="id5" draw:layer="layout" svg:width="4.5cm" svg:height="2cm" svg:x="19.5cm" svg:y="13.5cm">
          <text:p text:style-name="P1">Help</text:p>
          <text:p text:style-name="P1">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cm" svg:y1="10.5cm" svg:x2="19.5cm" svg:y2="7.5cm" draw:start-shape="id1" draw:start-glue-point="1" draw:end-shape="id4" draw:end-glue-point="3" svg:d="m13000 10500c4876 0 1627-3000 6500-3000">
          <text:p/>
        </draw:connector>
        <draw:connector draw:style-name="gr2" draw:text-style-name="P1" draw:layer="layout" draw:type="curve" svg:x1="13cm" svg:y1="10.5cm" svg:x2="19.5cm" svg:y2="14.5cm" draw:start-shape="id1" draw:start-glue-point="1" draw:end-shape="id5" draw:end-glue-point="3" svg:d="m13000 10500c4876 0 1627 4000 6500 4000">
          <text:p/>
        </draw:connector>
        <draw:frame draw:style-name="gr3" draw:layer="layout" svg:width="4.5cm" svg:height="1.25cm" svg:x="16.5cm" svg:y="11.75cm">
          <draw:text-box>
            <text:p>Help</text:p>
          </draw:text-box>
        </draw:frame>
        <draw:connector draw:style-name="gr2" draw:text-style-name="P1" draw:layer="layout" draw:type="curve" draw:line-skew="-0.253cm" svg:x1="21.75cm" svg:y1="15.5cm" svg:x2="10.75cm" svg:y2="11.5cm" draw:start-shape="id5" draw:start-glue-point="2" draw:end-shape="id1" draw:end-glue-point="2" svg:d="m21750 15500c0 373-11000 2373-11000-4000">
          <text:p/>
        </draw:connector>
        <draw:frame draw:style-name="gr3" draw:layer="layout" svg:width="5cm" svg:height="1.25cm" svg:x="15cm" svg:y="16cm">
          <draw:text-box>
            <text:p>B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4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30T22:30:18</meta:creation-date>
    <dc:date>2013-05-02T22:42:09.90</dc:date>
    <meta:editing-duration>PT59M13S</meta:editing-duration>
    <meta:editing-cycles>15</meta:editing-cycles>
    <meta:generator>OpenOffice.org/3.4$Win32 OpenOffice.org_project/340m1$Build-9590</meta:generator>
    <meta:document-statistic meta:object-count="21"/>
  </office:meta>
</office:document-meta>
</file>